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Liberation Sans3" svg:font-family="'Liberation Sans'" style:font-adornments="Regular" style:font-pitch="variable"/>
    <style:font-face style:name="Nachlieli CLM3" svg:font-family="'Nachlieli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11b0a" officeooo:paragraph-rsid="056043cc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718872" officeooo:paragraph-rsid="05718872"/>
    </style:style>
    <style:style style:name="P6" style:family="paragraph" style:parent-style-name="Text_20_body">
      <style:text-properties officeooo:rsid="0575306a" officeooo:paragraph-rsid="0575306a"/>
    </style:style>
    <style:style style:name="P7" style:family="paragraph" style:parent-style-name="Text_20_body">
      <style:text-properties officeooo:rsid="04eb2fb1" officeooo:paragraph-rsid="04eb2fb1"/>
    </style:style>
    <style:style style:name="P8" style:family="paragraph" style:parent-style-name="Text_20_body">
      <style:text-properties officeooo:rsid="058d1665" officeooo:paragraph-rsid="058d1665"/>
    </style:style>
    <style:style style:name="P9" style:family="paragraph" style:parent-style-name="Text_20_body">
      <style:text-properties officeooo:rsid="0516726b" officeooo:paragraph-rsid="0594c1d1"/>
    </style:style>
    <style:style style:name="P10" style:family="paragraph" style:parent-style-name="Text_20_body">
      <style:text-properties officeooo:rsid="051857fb" officeooo:paragraph-rsid="0594c1d1"/>
    </style:style>
    <style:style style:name="P11" style:family="paragraph" style:parent-style-name="Text_20_body">
      <style:text-properties style:use-window-font-color="true" officeooo:rsid="060f128b" officeooo:paragraph-rsid="05a16e23"/>
    </style:style>
    <style:style style:name="P12" style:family="paragraph" style:parent-style-name="Text_20_body">
      <style:text-properties style:use-window-font-color="true" officeooo:rsid="054277b2" officeooo:paragraph-rsid="05a34a3d"/>
    </style:style>
    <style:style style:name="P13" style:family="paragraph" style:parent-style-name="Heading_20_2">
      <style:paragraph-properties fo:line-height="100%"/>
      <style:text-properties officeooo:rsid="04d67b69" officeooo:paragraph-rsid="04ea4747"/>
    </style:style>
    <style:style style:name="P14" style:family="paragraph" style:parent-style-name="Heading_20_2">
      <style:text-properties officeooo:paragraph-rsid="056043cc"/>
    </style:style>
    <style:style style:name="P15" style:family="paragraph" style:parent-style-name="Heading_20_2">
      <style:text-properties officeooo:rsid="052ad1a0" officeooo:paragraph-rsid="05718872"/>
    </style:style>
    <style:style style:name="P16" style:family="paragraph" style:parent-style-name="Heading_20_2">
      <style:text-properties officeooo:paragraph-rsid="0594c1d1"/>
    </style:style>
    <style:style style:name="P17" style:family="paragraph" style:parent-style-name="Heading_20_2">
      <style:text-properties style:font-name="David CLM" style:text-underline-style="solid" style:text-underline-type="double" style:text-underline-width="auto" style:text-underline-color="font-color" fo:font-weight="normal" officeooo:rsid="0725b4c7" style:font-weight-asian="normal" style:font-name-complex="David CLM" style:font-weight-complex="normal"/>
    </style:style>
    <style:style style:name="P18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19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20" style:family="paragraph" style:parent-style-name="Text_20_body">
      <style:paragraph-properties fo:text-align="end" style:justify-single-word="false" style:writing-mode="rl-tb"/>
      <style:text-properties style:use-window-font-color="true" style:font-name="David CLM" style:text-underline-style="none" fo:font-weight="normal" officeooo:rsid="05a4d815" officeooo:paragraph-rsid="05a4d815" style:font-weight-asian="normal" style:font-name-complex="David CLM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style:use-window-font-color="true" officeooo:rsid="057c5569" officeooo:paragraph-rsid="05a16e23"/>
    </style:style>
    <style:style style:name="P22" style:family="paragraph" style:parent-style-name="Heading_20_2">
      <style:paragraph-properties fo:text-align="end" style:justify-single-word="false" style:writing-mode="rl-tb"/>
      <style:text-properties style:use-window-font-color="true" fo:font-weight="normal" officeooo:rsid="052ad1a0" officeooo:paragraph-rsid="05a16e23" style:font-weight-asian="normal" style:font-weight-complex="normal"/>
    </style:style>
    <style:style style:name="P23" style:family="paragraph" style:parent-style-name="Heading_20_2">
      <style:paragraph-properties fo:text-align="end" style:justify-single-word="false" style:writing-mode="rl-tb"/>
      <style:text-properties style:use-window-font-color="true" officeooo:rsid="052ad1a0" officeooo:paragraph-rsid="05a16e23"/>
    </style:style>
    <style:style style:name="P24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a34a3d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26" style:family="paragraph" style:parent-style-name="Standard">
      <style:paragraph-properties fo:text-align="end" style:justify-single-word="false" style:writing-mode="rl-tb"/>
      <style:text-properties style:use-window-font-color="true" style:font-name="David CLM" style:text-underline-style="none" fo:font-weight="normal" officeooo:rsid="05a4d815" officeooo:paragraph-rsid="05a4d815" style:font-weight-asian="normal" style:font-name-complex="David CLM" style:font-weight-complex="normal"/>
    </style:style>
    <style:style style:name="P27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</style:style>
    <style:style style:name="P28" style:family="paragraph" style:parent-style-name="Heading_20_2">
      <style:paragraph-properties fo:margin-left="0in" fo:margin-right="0in" fo:text-align="start" style:justify-single-word="false" fo:text-indent="0in" style:auto-text-indent="false" fo:break-before="page" style:writing-mode="rl-tb"/>
      <style:text-properties fo:color="#00000a" style:font-name="Liberation Sans1" fo:font-size="14pt" fo:language="en" fo:country="US" style:font-name-asian="Noto Sans CJK SC Regular" style:font-size-asian="14pt" style:language-asian="en" style:country-asian="US" style:font-name-complex="Nachlieli CLM3" style:font-size-complex="14pt" style:language-complex="he" style:country-complex="IL"/>
    </style:style>
    <style:style style:name="P29" style:family="paragraph" style:parent-style-name="Heading_20_3" style:list-style-name="L1">
      <style:paragraph-properties fo:text-align="start" style:justify-single-word="false" style:writing-mode="lr-tb"/>
      <style:text-properties officeooo:paragraph-rsid="0575306a"/>
    </style:style>
    <style:style style:name="P30" style:family="paragraph" style:parent-style-name="Heading_20_1">
      <style:paragraph-properties fo:line-height="100%"/>
      <style:text-properties officeooo:rsid="04af6545" officeooo:paragraph-rsid="04af6545"/>
    </style:style>
    <style:style style:name="P31" style:family="paragraph" style:parent-style-name="Text_20_body" style:list-style-name="L2">
      <style:text-properties style:use-window-font-color="true" officeooo:rsid="060f128b" officeooo:paragraph-rsid="05a16e23"/>
    </style:style>
    <style:style style:name="P32" style:family="paragraph" style:parent-style-name="Text_20_body" style:list-style-name="L2">
      <style:text-properties style:use-window-font-color="true" fo:font-weight="bold" officeooo:rsid="060f128b" officeooo:paragraph-rsid="05a16e23" style:font-weight-asian="bold" style:font-weight-complex="bold"/>
    </style:style>
    <style:style style:name="P33" style:family="paragraph" style:parent-style-name="Text_20_body" style:list-style-name="L3">
      <style:paragraph-properties fo:text-align="end" style:justify-single-word="false" style:writing-mode="rl-tb"/>
      <style:text-properties style:use-window-font-color="true" officeooo:rsid="057c5569" officeooo:paragraph-rsid="05a16e23"/>
    </style:style>
    <style:style style:name="P34" style:family="paragraph" style:parent-style-name="Text_20_body">
      <style:paragraph-properties fo:text-align="end" style:justify-single-word="false" style:writing-mode="rl-tb"/>
      <style:text-properties style:use-window-font-color="true" officeooo:rsid="057c5569" officeooo:paragraph-rsid="05a16e23"/>
    </style:style>
    <style:style style:name="P35" style:family="paragraph" style:parent-style-name="Text_20_body">
      <style:paragraph-properties fo:text-align="end" style:justify-single-word="false" style:writing-mode="rl-tb"/>
      <style:text-properties style:use-window-font-color="true" style:font-name="David CLM" style:text-underline-style="none" fo:font-weight="normal" officeooo:rsid="05a4d815" officeooo:paragraph-rsid="05a4d815" style:font-weight-asian="normal" style:font-name-complex="David CLM" style:font-weight-complex="normal"/>
    </style:style>
    <style:style style:name="P36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T1" style:family="text">
      <style:text-properties officeooo:rsid="04c14fe6"/>
    </style:style>
    <style:style style:name="T2" style:family="text">
      <style:text-properties fo:font-size="8pt" officeooo:rsid="04e7f806" style:font-size-asian="8pt" style:font-size-complex="8pt"/>
    </style:style>
    <style:style style:name="T3" style:family="text">
      <style:text-properties fo:font-size="8pt" officeooo:rsid="058d1665" style:font-size-asian="8pt" style:font-size-complex="8pt"/>
    </style:style>
    <style:style style:name="T4" style:family="text">
      <style:text-properties fo:font-size="8pt" officeooo:rsid="05139ee2" style:font-size-asian="8pt" style:font-size-complex="8pt"/>
    </style:style>
    <style:style style:name="T5" style:family="text">
      <style:text-properties officeooo:rsid="04c9dba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4d75d17"/>
    </style:style>
    <style:style style:name="T8" style:family="text">
      <style:text-properties officeooo:rsid="04e7f806"/>
    </style:style>
    <style:style style:name="T9" style:family="text">
      <style:text-properties officeooo:rsid="04ecb87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4f30b09" style:font-weight-asian="normal" style:font-weight-complex="normal"/>
    </style:style>
    <style:style style:name="T12" style:family="text">
      <style:text-properties fo:font-weight="normal" officeooo:rsid="057c39d8" style:font-weight-asian="normal" style:font-weight-complex="normal"/>
    </style:style>
    <style:style style:name="T13" style:family="text">
      <style:text-properties officeooo:rsid="0504e67b"/>
    </style:style>
    <style:style style:name="T14" style:family="text">
      <style:text-properties officeooo:rsid="0505c38a"/>
    </style:style>
    <style:style style:name="T15" style:family="text">
      <style:text-properties officeooo:rsid="050ce1d0"/>
    </style:style>
    <style:style style:name="T16" style:family="text">
      <style:text-properties officeooo:rsid="05226f8d"/>
    </style:style>
    <style:style style:name="T17" style:family="text">
      <style:text-properties officeooo:rsid="056dcf64"/>
    </style:style>
    <style:style style:name="T18" style:family="text">
      <style:text-properties officeooo:rsid="05707a8f"/>
    </style:style>
    <style:style style:name="T19" style:family="text">
      <style:text-properties officeooo:rsid="0571c66a"/>
    </style:style>
    <style:style style:name="T20" style:family="text">
      <style:text-properties officeooo:rsid="0572908e"/>
    </style:style>
    <style:style style:name="T21" style:family="text">
      <style:text-properties officeooo:rsid="0572f345"/>
    </style:style>
    <style:style style:name="T22" style:family="text">
      <style:text-properties officeooo:rsid="05747c2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4d75d17" style:font-style-asian="italic" style:font-style-complex="italic"/>
    </style:style>
    <style:style style:name="T25" style:family="text">
      <style:text-properties fo:font-style="italic" officeooo:rsid="051fec76" style:font-style-asian="italic" style:font-style-complex="italic"/>
    </style:style>
    <style:style style:name="T26" style:family="text">
      <style:text-properties officeooo:rsid="057f17d3"/>
    </style:style>
    <style:style style:name="T27" style:family="text">
      <style:text-properties officeooo:rsid="058d1665"/>
    </style:style>
    <style:style style:name="T28" style:family="text">
      <style:text-properties officeooo:rsid="04ed7cbc"/>
    </style:style>
    <style:style style:name="T29" style:family="text">
      <style:text-properties fo:font-size="12pt" officeooo:rsid="0575306a" style:font-size-asian="12pt" style:font-size-complex="12pt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style:text-position="sub 58%" fo:font-style="italic" officeooo:rsid="051fec76" style:font-style-asian="italic" style:font-style-complex="italic"/>
    </style:style>
    <style:style style:name="T33" style:family="text">
      <style:text-properties style:text-position="sub 58%" officeooo:rsid="051fec76"/>
    </style:style>
    <style:style style:name="T34" style:family="text">
      <style:text-properties style:text-position="sub 58%" officeooo:rsid="052623dc"/>
    </style:style>
    <style:style style:name="T35" style:family="text">
      <style:text-properties officeooo:rsid="05139ee2"/>
    </style:style>
    <style:style style:name="T36" style:family="text">
      <style:text-properties officeooo:rsid="05180aee"/>
    </style:style>
    <style:style style:name="T37" style:family="text">
      <style:text-properties officeooo:rsid="051fec76"/>
    </style:style>
    <style:style style:name="T38" style:family="text">
      <style:text-properties officeooo:rsid="0518a5f0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518a5f0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officeooo:rsid="052623dc"/>
    </style:style>
    <style:style style:name="T43" style:family="text">
      <style:text-properties style:text-position="0% 100%" officeooo:rsid="0526c858"/>
    </style:style>
    <style:style style:name="T44" style:family="text">
      <style:text-properties style:text-position="0% 100%" officeooo:rsid="051fec76"/>
    </style:style>
    <style:style style:name="T45" style:family="text">
      <style:text-properties style:text-position="0% 100%" officeooo:rsid="05961008"/>
    </style:style>
    <style:style style:name="T46" style:family="text">
      <style:text-properties officeooo:rsid="0594c1d1"/>
    </style:style>
    <style:style style:name="T47" style:family="text">
      <style:text-properties officeooo:rsid="0595a984"/>
    </style:style>
    <style:style style:name="T48" style:family="text">
      <style:text-properties officeooo:rsid="05a7cad0"/>
    </style:style>
    <style:style style:name="T49" style:family="text">
      <style:text-properties officeooo:rsid="05a939f7"/>
    </style:style>
    <style:style style:name="T50" style:family="text">
      <style:text-properties officeooo:rsid="05a51d6c"/>
    </style:style>
    <style:style style:name="T51" style:family="text">
      <style:text-properties officeooo:rsid="057c39d8"/>
    </style:style>
    <style:style style:name="T52" style:family="text">
      <style:text-properties officeooo:rsid="05a7cd38"/>
    </style:style>
    <style:style style:name="T53" style:family="text">
      <style:text-properties officeooo:rsid="05928d26"/>
    </style:style>
    <style:style style:name="T54" style:family="text">
      <style:text-properties officeooo:rsid="054277b2"/>
    </style:style>
    <style:style style:name="T55" style:family="text">
      <style:text-properties officeooo:rsid="056e2f5e"/>
    </style:style>
    <style:style style:name="T56" style:family="text">
      <style:text-properties officeooo:rsid="059a6ff2"/>
    </style:style>
    <style:style style:name="T57" style:family="text">
      <style:text-properties officeooo:rsid="056c292d"/>
    </style:style>
    <style:style style:name="T58" style:family="text">
      <style:text-properties officeooo:rsid="059b9eec"/>
    </style:style>
    <style:style style:name="T59" style:family="text">
      <style:text-properties fo:color="#00000a" style:font-name="Liberation Sans1" fo:font-size="14pt" fo:language="en" fo:country="US" style:font-name-asian="Noto Sans CJK SC Regular" style:font-size-asian="14pt" style:language-asian="en" style:country-asian="US" style:font-name-complex="Nachlieli CLM3" style:font-size-complex="14pt" style:language-complex="he" style:country-complex="IL"/>
    </style:style>
    <style:style style:name="T60" style:family="text">
      <style:text-properties fo:color="#00000a" style:font-name="Liberation Sans1" fo:font-size="14pt" fo:language="en" fo:country="US" style:font-name-asian="Noto Sans CJK SC Regular" style:font-size-asian="14pt" style:language-asian="en" style:country-asian="US" style:font-name-complex="Liberation Sans3" style:font-size-complex="14pt" style:language-complex="he" style:country-complex="IL"/>
    </style:style>
    <style:style style:name="T61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62" style:family="text">
      <style:text-properties fo:color="#00000a" style:font-name="Times New Roman (Hebrew)" fo:font-size="12pt" fo:language="en" fo:country="US" officeooo:rsid="05a67f8b" style:font-size-asian="12pt" style:language-asian="en" style:country-asian="US" style:font-name-complex="Times New Roman (Hebrew)1" style:font-size-complex="12pt" style:language-complex="he" style:country-complex="IL"/>
    </style:style>
    <style:style style:name="T63" style:family="text">
      <style:text-properties fo:color="#00000a" style:font-name="Times New Roman (Hebrew)" fo:font-size="12pt" fo:language="en" fo:country="US" officeooo:rsid="05a67f8b" style:font-size-asian="12pt" style:language-asian="en" style:country-asian="US" style:font-name-complex="Times New Roman (Hebrew)1" style:font-size-complex="12pt" style:language-complex="he" style:country-complex="IL"/>
    </style:style>
    <style:style style:name="T64" style:family="text">
      <style:text-properties fo:color="#00000a" style:font-name="Times New Roman"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he" style:country-complex="IL" style:font-style-complex="italic"/>
    </style:style>
    <style:style style:name="T65" style:family="text">
      <style:text-properties fo:color="#00000a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66" style:family="text">
      <style:text-properties fo:color="#00000a" style:font-name="Times New Roman" fo:font-size="12pt" fo:language="en" fo:country="US" officeooo:rsid="05a710bf" style:font-size-asian="12pt" style:language-asian="en" style:country-asian="US" style:font-name-complex="Times New Roman1" style:font-size-complex="12pt" style:language-complex="he" style:country-complex="IL"/>
    </style:style>
    <style:style style:name="T67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68" style:family="text">
      <style:text-properties style:font-name="David CLM" style:text-underline-style="none" fo:font-weight="normal" officeooo:rsid="05a7cad0" style:font-weight-asian="normal" style:font-name-complex="David CLM" style:font-weight-complex="normal"/>
    </style:style>
    <style:style style:name="T69" style:family="text">
      <style:text-properties style:font-name="David CLM" style:text-underline-style="none" fo:font-weight="normal" officeooo:rsid="05a939f7" style:font-weight-asian="normal" style:font-name-complex="David CLM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6">מטלה</text:span> <text:span text:style-name="T17">- מכרזים אמיתיים</text:span></text:h>
      <text:p text:style-name="P4">יש לענות על שאלה אחת לבחירתכם.</text:p>
      <text:p text:style-name="P13">שאלה<text:span text:style-name="T15">: וריאציות על מכרז ויקרי </text:span><text:span text:style-name="T2">(הקורס של טים, שאל</text:span><text:span text:style-name="T3">ות 27, 29</text:span><text:span text:style-name="T2">)</text:span></text:p>
      <text:p text:style-name="P7"><text:span text:style-name="T27">א. </text:span>ויקי המציאה מכרז חדש<text:span text:style-name="T9"> למכירת חפץ יחיד</text:span>: <text:span text:style-name="T9">מי שההכרזה שלו גבוהה ביותר זוכה בחפץ</text:span>, ומשלם את המחיר <text:span text:style-name="T6">השלישי</text:span><text:span text:style-name="T11"> (במקום המחיר השני במכרז ויקרי)</text:span>. האם המכרז של ויקי אמיתי? <text:span text:style-name="T26">הוכיחו.</text:span></text:p>
      <text:p text:style-name="P8">ב. <text:span text:style-name="T28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אמיתי ויעיל פארטו למכירת העטים.</text:span></text:p>
      <text:p text:style-name="P16">שאלה: <text:span text:style-name="T35">מכרזי פירסום - איכות המודעה</text:span><text:span text:style-name="T4"> (הקורס של טים, תרגילים 32, 34)</text:span></text:p>
      <text:p text:style-name="P9">בשיעור הנחנו<text:span text:style-name="T36">,</text:span> <text:span text:style-name="T36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10"><text:span text:style-name="T37">א. </text:span>נניח <text:span text:style-name="T38">שלכל </text:span>מודעה <text:span text:style-name="T23">j</text:span> יש מקדם איכות <text:span text:style-name="T23">q</text:span><text:span text:style-name="T31">j</text:span><text:span text:style-name="T30">, <text:s/></text:span><text:span text:style-name="T39">והסתברות ההקלקה </text:span><text:span text:style-name="T40">כש</text:span><text:span text:style-name="T39">שמים אותה במקום </text:span><text:span text:style-name="T41">k</text:span><text:span text:style-name="T39"> היא:</text:span></text:p>
      <text:p text:style-name="P25"><text:span text:style-name="T39">r</text:span><text:span text:style-name="T33">j,</text:span><text:span text:style-name="T30">k</text:span><text:span text:style-name="T34"> </text:span><text:span text:style-name="T42"><text:s/>= </text:span><text:span text:style-name="T39">r</text:span><text:span text:style-name="T30">k</text:span><text:span text:style-name="T39">*q</text:span><text:span text:style-name="T30">j</text:span></text:p>
      <text:p text:style-name="P19">תארו אלגוריתם המשבץ מודעות למיקומים וממקסם את סכום הערכים. <text:span text:style-name="T47">הוכיחו את נכונות האלגוריתם.</text:span></text:p>
      <text:p text:style-name="P10"><text:span text:style-name="T37">ב. נניח שלכל מודעה </text:span><text:span text:style-name="T25">j</text:span><text:span text:style-name="T37"> ומיקום </text:span><text:span text:style-name="T25">k</text:span><text:span text:style-name="T37"> יש הסתברות הקלקה כללית (לא דווקא ליניארית): <text:s text:c="5"/></text:span><text:span text:style-name="T41">r</text:span><text:span text:style-name="T32">j,</text:span><text:span text:style-name="T31">k</text:span></text:p>
      <text:p text:style-name="P18"><text:span text:style-name="T43">הראו דוגמה שבה </text:span><text:span text:style-name="T44">האלגוריתם </text:span><text:span text:style-name="T45">מסעיף א </text:span><text:span text:style-name="T44">לא עובד </text:span><text:span text:style-name="T43">(</text:span><text:span text:style-name="T44">לא מוצא שיבוץ הממקסם את סכום הערכים</text:span><text:span text:style-name="T43">).</text:span></text:p>
      <text:p text:style-name="P14">שאלה: חשיפת מידע</text:p>
      <text:p text:style-name="P3"><text:span text:style-name="T14">מצאתם בעליית-הגג שלכם שרשרת אבני-חן ישנה, </text:span>ואתם מאד רוצים לדעת מה השווי שלה. השכן שלכם הוא מומחה <text:span text:style-name="T14">לאבני-חן </text:span>ויודע בדיוק מהו <text:span text:style-name="T14">שווי השרשרת</text:span>, אבל הוא לא רוצה להגיד לכם. הציעו מנגנון שיגרום לשכן שלכם לגלות לכם<text:span text:style-name="T13">, מרצונו החופשי,</text:span> את שווי<text:span text:style-name="T5">ה</text:span> <text:span text:style-name="T1">האמיתי של השרשרת</text:span>.<text:span text:style-name="T7"> <text:s/></text:span><text:span text:style-name="T24">רמז</text:span><text:span text:style-name="T7">: קיראו כאן: https://www.econ2.uni-bonn.de/pdf/papers/goethes_second.pdf</text:span></text:p>
      <text:p text:style-name="P15">שאלה: <text:span text:style-name="T18">הקצאת אמיתית של זמן חישוב</text:span></text:p>
      <text:p text:style-name="P5">כמה אנשים מעוניינים להריץ תהליכים על <text:span text:style-name="T19">מחשב-על</text:span>. לכל אדם יש תהליך אחד. לכל תהליך יש זמן ריצה שונה. <text:span text:style-name="T20">מחשב-העל </text:span>יכול להריץ תהליך אחד בכל פעם. <text:span text:style-name="T21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22">(באופן סדרתי) </text:span>כך שמספר התהליכים הכולל יהיה הגדול ביותר.</text:p>
      <text:p text:style-name="P5">כל אדם יודע מה זמן-הריצה של התהליך שלו (כמה דקות הוא צריך), אבל מנהל-המערכת אינו יודע את זמני הריצה של התהליכים. עיזרו למנהל-המערכת לפתח אלגוריתם <text:span text:style-name="T6">אמיתי</text:span><text:span text:style-name="T10">, שיגרום לכל אדם להצהיר על הזמן האמיתי של התהליך שלו, ויריץ את המספר הגדול ביותר של תהליכים במסגרת הזמן הקצוב.</text:span></text:p>
      <text:p text:style-name="P6">להרחבה (לא חובה לצורך פתרון המטלה): </text:p>
      <text:list xml:id="list2232455478" text:style-name="L1">
        <text:list-item>
          <text:p text:style-name="P29"><text:soft-page-break/><text:span text:style-name="T29">U Feige, M Tennenholtz (2011): "</text:span><text:a xlink:type="simple" xlink:href="https://dl.acm.org/citation.cfm?id=1993709" text:style-name="Internet_20_link" text:visited-style-name="Visited_20_Internet_20_Link"><text:span text:style-name="T29">Mechanism design with uncertain inputs</text:span></text:a><text:span text:style-name="T29"> </text:span><text:a xlink:type="simple" xlink:href="https://dl.acm.org/citation.cfm?id=1993709" text:style-name="Internet_20_link" text:visited-style-name="Visited_20_Internet_20_Link"><text:span text:style-name="T29">(to err is human, to forgive divine)‏</text:span></text:a><text:span text:style-name="T29">"</text:span><text:a xlink:type="simple" xlink:href="http://www.wisdom.weizmann.ac.il/~feige/mypapers/FairShareFeb2014.pdf" text:style-name="Internet_20_link" text:visited-style-name="Visited_20_Internet_20_Link"><text:span text:style-name="T29">‏</text:span></text:a><text:span text:style-name="T29"> (2014): "</text:span><text:a xlink:type="simple" xlink:href="http://www.wisdom.weizmann.ac.il/~feige/mypapers/FairShareFeb2014.pdf" text:style-name="Internet_20_link" text:visited-style-name="Visited_20_Internet_20_Link"><text:span text:style-name="T29">On fair division of a homogeneous good"</text:span></text:a></text:p>
        </text:list-item>
      </text:list>
      <text:p text:style-name="P17"/>
      <text:p text:style-name="P22"/>
      <text:p text:style-name="P23">שאלה: בעיית תחנת המוניות עם נהגים אסטרטגיים</text:p>
      <text:p text:style-name="P11">בתחנת מוניות עובדים שלושה נהגים. כל נהג נמצא עכשיו במקום אחר. התחנה מקבלת בו-זמנית שלוש פניות מנוסעים הנמצאים במקומות שונים. התחנה צריכה להחליט איזה נהג לשלוח לאיזה נוסע. הנתונים:</text:p>
      <text:list xml:id="list1086548483" text:style-name="L2">
        <text:list-item>
          <text:p text:style-name="P31">המרחק בין נהג i לבין נוסע j הוא: d[i,j] (ק"מ). </text:p>
        </text:list-item>
        <text:list-item>
          <text:p text:style-name="P32"><text:span text:style-name="T51">התחנה לא יודעת איפה נמצא כל נהג, ולכן לא יודעת את d[i,j]. <text:s/></text:span><text:span text:style-name="T12">הערך הזה ידוע רק לנהג i.</text:span></text:p>
        </text:list-item>
        <text:list-item>
          <text:p text:style-name="P31">מחיר של דלק לקילומטר הוא p (ש"ח).</text:p>
        </text:list-item>
      </text:list>
      <text:p text:style-name="P21"><text:span text:style-name="T48">א. </text:span>תארו <text:span text:style-name="T48">מכרז </text:span>להתאמת נוסעים לנהגים, עם התכונות הבאות:</text:p>
      <text:list xml:id="list4070378844" text:style-name="L3">
        <text:list-item>
          <text:p text:style-name="P33"><text:span text:style-name="T52">אמיתי - </text:span>לכל נהג i כדאי לדווח את המרחק האמיתי בינו לבין כל נוסע (d[i,j] לכל j).</text:p>
        </text:list-item>
        <text:list-item>
          <text:p text:style-name="P33"><text:span text:style-name="T52">יעיל <text:s text:c="2"/>- המכרז</text:span> מוצא את ההשמה הזולה ביותר של נהגים לנוסעים.</text:p>
        </text:list-item>
      </text:list>
      <text:p text:style-name="P21"><text:span text:style-name="T68">ב. </text:span><text:span text:style-name="T67">הדגימו את פעולת </text:span><text:span text:style-name="T69">המכרז</text:span><text:span text:style-name="T67">: הסבירו מה מדווחים הנהגים, איזו השמה מחשב האלגוריתם, וכמה כל אחד משלם/מקבל.</text:span></text:p>
      <text:p text:style-name="P21"><text:span text:style-name="T67"/></text:p>
      <text:p text:style-name="P24">שאלה: <text:span text:style-name="T54">הפיכת אלגוריתם למכרז</text:span></text:p>
      <text:p text:style-name="P12">מיצאו אלגוריתם נוסף שאתם מכירים<text:span text:style-name="T55">, שונה מהאלגוריתמים שנלמדו בכיתה</text:span>, שאפשר להפוך אותו <text:span text:style-name="T56">למכרז</text:span>. תארו <text:span text:style-name="T57">בפירוט </text:span>את הקלט <text:span text:style-name="T58">למכרז</text:span>, את הערכים של המשתתפים, את כלל-הבחירה ואת כלל-התשלום.</text:p>
      <text:p text:style-name="Heading_20_2">שאלה: כיסוי-בצמתים עם משקל מינימלי</text:p>
      <text:p text:style-name="P20"><text:a xlink:type="simple" xlink:href="https://github.com/SleekPanther/minimum-weighted-vertex-cover-approximation-algorithm/blob/master/README.md#references" text:style-name="Internet_20_link" text:visited-style-name="Visited_20_Internet_20_Link">https://github.com/SleekPanther/minimum-weighted-vertex-cover-approximation-algorithm/blob/master/README.md#references</text:a></text:p>
      <text:p text:style-name="P20"/>
      <text:p text:style-name="Heading_20_2">שאלה. <text:s/>סלילת רשת-כבישים</text:p>
      <text:p text:style-name="P36"><text:span text:style-name="T61">במדינה מסויימת יש </text:span><text:span text:style-name="T64">n</text:span><text:span text:style-name="T61"> ערים. הממשלה רוצה לחבר בין כל הערים ע"י </text:span><text:span text:style-name="T64">n</text:span><text:span text:style-name="T65">-1</text:span><text:span text:style-name="T61"> כבישים.</text:span></text:p>
      <text:p text:style-name="P36"><text:span text:style-name="T61">לכל זוג ערים </text:span><text:span text:style-name="T64">i,j</text:span><text:span text:style-name="T61">, יש קבלן שיכול לסלול את הכביש בין עיר </text:span><text:span text:style-name="T64">i</text:span><text:span text:style-name="T61"> לעיר </text:span><text:span text:style-name="T64">j</text:span><text:span text:style-name="T61">. כל הקבלנים שונים (כלומר מספר הקבלנים הוא </text:span><text:span text:style-name="T64">n(n-1)/2</text:span><text:span text:style-name="T61">). <text:s/>העלות של קבלן </text:span><text:span text:style-name="T64">i,j</text:span><text:span text:style-name="T61"> לסלילת הכביש היא </text:span><text:span text:style-name="T64">c[i,j]</text:span><text:span text:style-name="T61"> והיא ידועה רק לקבלן.</text:span></text:p>
      <text:p text:style-name="P36"><text:span text:style-name="T61">הממשלה מעוניינת לסלול </text:span><text:span text:style-name="T64">n</text:span><text:span text:style-name="T65">-1</text:span><text:span text:style-name="T61"> <text:s/>כבישים, כך שהעלות הכוללת של סלילת הרשת (סכום העלויות של </text:span><text:span text:style-name="T64">n</text:span><text:span text:style-name="T65">-1</text:span><text:span text:style-name="T61"> הקבלנים הנבחרים) היא קטנה ביותר.</text:span></text:p>
      <text:p text:style-name="P36"><text:span text:style-name="T61">א [</text:span><text:span text:style-name="T65">10</text:span><text:span text:style-name="T61"> נק']. תארו </text:span><text:span text:style-name="T62">מכרז </text:span><text:span text:style-name="T61">אמיתי המאפשר לממשלה למצוא את הרשת בעלת העלות הקטנה ביותר.</text:span></text:p>
      <text:p text:style-name="P36"><text:soft-page-break/><text:span text:style-name="T61">ב [</text:span><text:span text:style-name="T65">10</text:span><text:span text:style-name="T61"> נק']. הדגימו בפירוט את פעולת </text:span><text:span text:style-name="T62">המכרז</text:span><text:span text:style-name="T61"> עבור </text:span><text:span text:style-name="T64">n</text:span><text:span text:style-name="T65">=</text:span><text:span text:style-name="T66">4</text:span><text:span text:style-name="T61"> ערים.</text:span></text:p>
      <text:p text:style-name="P27"/>
      <text:p text:style-name="P28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Liberation Sans3" svg:font-family="'Liberation Sans'" style:font-adornments="Regular" style:font-pitch="variable"/>
    <style:font-face style:name="Nachlieli CLM3" svg:font-family="'Nachlieli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02-22T19:30:06.468000000</dc:date>
    <meta:editing-duration>P11DT18H31S</meta:editing-duration>
    <meta:editing-cycles>1272</meta:editing-cycles>
    <meta:document-statistic meta:table-count="0" meta:image-count="0" meta:object-count="0" meta:page-count="4" meta:paragraph-count="40" meta:word-count="656" meta:character-count="3777" meta:non-whitespace-character-count="3150"/>
  </office:meta>
</office:document-meta>
</file>